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Редактирование свойств проекта</text:h>
      <text:section text:style-name="Sect1" text:name="i340">
        <text:p text:style-name="P2">В процессе разработки у вас может возникнуть необходимость изменить некоторые его свойства. Например, способ обновления конфигурации в связанной информационной базе или состав баз, связанных с этим проектом.</text:p>
        <text:p text:style-name="P1"><text:span text:style-name="T1">Чтобы выполнить эти действия, нажмите </text:span><text:span text:style-name="T2">Открыть редактор проекта</text:span><text:span text:style-name="T1"> в контекстном меню проекта в панели </text:span><text:span text:style-name="T2">Навигатор</text:span><text:span text:style-name="T1">. Будет открыт </text:span><text:a xlink:type="simple" xlink:href="https://its.1c.ru/db/content/edtdoc/src/i298.html?_=1542292896#i298" text:style-name="Internet_20_link" text:visited-style-name="Visited_20_Internet_20_Link">редактор проекта</text:a><text:span text:style-name="T1">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7:52.451916557</dc:date>
    <meta:editing-duration>PT7H19M8S</meta:editing-duration>
    <meta:editing-cycles>13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9" meta:character-count="377" meta:non-whitespace-character-count="331"/>
  </office:meta>
</office:document-meta>
</file>